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</office:automatic-styles>
  <office:body>
    <office:spreadsheet>
      <table:table table:name="captura" table:style-name="ta1"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2.79838792879043">
            <text:p>2,7983879288</text:p>
          </table:table-cell>
          <table:table-cell office:value-type="float" office:value="0">
            <text:p>0</text:p>
          </table:table-cell>
          <table:table-cell office:value-type="float" office:value="2.64805963430296">
            <text:p>2,6480596343</text:p>
          </table:table-cell>
          <table:table-cell office:value-type="float" office:value="2.09724254240205">
            <text:p>2,0972425424</text:p>
          </table:table-cell>
          <table:table-cell office:value-type="float" office:value="811">
            <text:p>811</text:p>
          </table:table-cell>
        </table:table-row>
        <table:table-row table:style-name="ro2">
          <table:table-cell office:value-type="string">
            <text:p>/qinweb/login.html</text:p>
          </table:table-cell>
          <table:table-cell office:value-type="float" office:value="2200">
            <text:p>220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 office:value-type="float" office:value="6.66108643696065">
            <text:p>6,661086437</text:p>
          </table:table-cell>
          <table:table-cell office:value-type="float" office:value="0">
            <text:p>0</text:p>
          </table:table-cell>
          <table:table-cell office:value-type="float" office:value="3.45298989686547">
            <text:p>3,4529898969</text:p>
          </table:table-cell>
          <table:table-cell office:value-type="float" office:value="2.97839997865424">
            <text:p>2,9783999787</text:p>
          </table:table-cell>
          <table:table-cell office:value-type="float" office:value="883.258181818182">
            <text:p>883,2581818182</text:p>
          </table:table-cell>
        </table:table-row>
        <table:table-row table:style-name="ro2">
          <table:table-cell office:value-type="string">
            <text:p>/qinweb/home.html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3.59067890516543">
            <text:p>3,5906789052</text:p>
          </table:table-cell>
          <table:table-cell office:value-type="float" office:value="0">
            <text:p>0</text:p>
          </table:table-cell>
          <table:table-cell office:value-type="float" office:value="2.30523634435621">
            <text:p>2,3052363444</text:p>
          </table:table-cell>
          <table:table-cell office:value-type="float" office:value="1.90077317266797">
            <text:p>1,9007731727</text:p>
          </table:table-cell>
          <table:table-cell office:value-type="float" office:value="844.335">
            <text:p>844,335</text:p>
          </table:table-cell>
        </table:table-row>
        <table:table-row table:style-name="ro2">
          <table:table-cell office:value-type="string">
            <text:p>/qinweb/consultar.html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8.28841963223388">
            <text:p>8,2884196322</text:p>
          </table:table-cell>
          <table:table-cell office:value-type="float" office:value="0">
            <text:p>0</text:p>
          </table:table-cell>
          <table:table-cell office:value-type="float" office:value="2.35155790711346">
            <text:p>2,3515579071</text:p>
          </table:table-cell>
          <table:table-cell office:value-type="float" office:value="1.90168467078189">
            <text:p>1,9016846708</text:p>
          </table:table-cell>
          <table:table-cell office:value-type="float" office:value="828.1">
            <text:p>828,1</text:p>
          </table:table-cell>
        </table:table-row>
        <table:table-row table:style-name="ro2">
          <table:table-cell office:value-type="string">
            <text:p>/qinweb/iniciar_busqueda.html</text:p>
          </table:table-cell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office:value-type="float" office:value="5.40500598982092">
            <text:p>5,4050059898</text:p>
          </table:table-cell>
          <table:table-cell office:value-type="float" office:value="0">
            <text:p>0</text:p>
          </table:table-cell>
          <table:table-cell office:value-type="float" office:value="3.78546268764065">
            <text:p>3,7854626876</text:p>
          </table:table-cell>
          <table:table-cell office:value-type="float" office:value="3.71152786952267">
            <text:p>3,7115278695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.html</text:p>
          </table:table-cell>
          <table:table-cell office:value-type="float" office:value="2000">
            <text:p>200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55">
            <text:p>155</text:p>
          </table:table-cell>
          <table:table-cell office:value-type="float" office:value="14.707459595389">
            <text:p>14,7074595954</text:p>
          </table:table-cell>
          <table:table-cell office:value-type="float" office:value="0">
            <text:p>0</text:p>
          </table:table-cell>
          <table:table-cell office:value-type="float" office:value="3.77944661342686">
            <text:p>3,7794466134</text:p>
          </table:table-cell>
          <table:table-cell office:value-type="float" office:value="15.4834239229286">
            <text:p>15,4834239229</text:p>
          </table:table-cell>
          <table:table-cell office:value-type="float" office:value="4195.0655">
            <text:p>4195,0655</text:p>
          </table:table-cell>
        </table:table-row>
        <table:table-row table:style-name="ro2">
          <table:table-cell office:value-type="string">
            <text:p>/qinweb/alta_resolucion.html</text:p>
          </table:table-cell>
          <table:table-cell office:value-type="float" office:value="2000">
            <text:p>2000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361">
            <text:p>361</text:p>
          </table:table-cell>
          <table:table-cell office:value-type="float" office:value="16.0950067955873">
            <text:p>16,0950067956</text:p>
          </table:table-cell>
          <table:table-cell office:value-type="float" office:value="0">
            <text:p>0</text:p>
          </table:table-cell>
          <table:table-cell office:value-type="float" office:value="3.72154645141242">
            <text:p>3,7215464514</text:p>
          </table:table-cell>
          <table:table-cell office:value-type="float" office:value="4.79702976399813">
            <text:p>4,797029764</text:p>
          </table:table-cell>
          <table:table-cell office:value-type="float" office:value="1319.924">
            <text:p>1319,924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.html</text:p>
          </table:table-cell>
          <table:table-cell office:value-type="float" office:value="2400">
            <text:p>2400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211">
            <text:p>211</text:p>
          </table:table-cell>
          <table:table-cell office:value-type="float" office:value="14.5383256369635">
            <text:p>14,538325637</text:p>
          </table:table-cell>
          <table:table-cell office:value-type="float" office:value="0">
            <text:p>0</text:p>
          </table:table-cell>
          <table:table-cell office:value-type="float" office:value="4.40341117585756">
            <text:p>4,4034111759</text:p>
          </table:table-cell>
          <table:table-cell office:value-type="float" office:value="5.64491654847789">
            <text:p>5,6449165485</text:p>
          </table:table-cell>
          <table:table-cell office:value-type="float" office:value="1312.70833333333">
            <text:p>1312,7083333333</text:p>
          </table:table-cell>
        </table:table-row>
        <table:table-row table:style-name="ro2">
          <table:table-cell office:value-type="string">
            <text:p>/qinweb/estadistica_tp.html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5.1594276572116">
            <text:p>5,1594276572</text:p>
          </table:table-cell>
          <table:table-cell office:value-type="float" office:value="0">
            <text:p>0</text:p>
          </table:table-cell>
          <table:table-cell office:value-type="float" office:value="0.740255462159991">
            <text:p>0,7402554622</text:p>
          </table:table-cell>
          <table:table-cell office:value-type="float" office:value="0.772786219774444">
            <text:p>0,7727862198</text:p>
          </table:table-cell>
          <table:table-cell office:value-type="float" office:value="1069">
            <text:p>1069</text:p>
          </table:table-cell>
        </table:table-row>
        <table:table-row table:style-name="ro2">
          <table:table-cell office:value-type="string">
            <text:p>/qinweb/ver_estadistica.html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4.50612846576748">
            <text:p>4,5061284658</text:p>
          </table:table-cell>
          <table:table-cell office:value-type="float" office:value="0">
            <text:p>0</text:p>
          </table:table-cell>
          <table:table-cell office:value-type="float" office:value="0.742892377181318">
            <text:p>0,7428923772</text:p>
          </table:table-cell>
          <table:table-cell office:value-type="float" office:value="0.815440460890431">
            <text:p>0,8154404609</text:p>
          </table:table-cell>
          <table:table-cell office:value-type="float" office:value="1124">
            <text:p>1124</text:p>
          </table:table-cell>
        </table:table-row>
        <table:table-row table:style-name="ro2">
          <table:table-cell office:value-type="string">
            <text:p>/qinweb/actualizar_estadistica.html</text:p>
          </table:table-cell>
          <table:table-cell office:value-type="float" office:value="800">
            <text:p>80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4.46522605810725">
            <text:p>4,4652260581</text:p>
          </table:table-cell>
          <table:table-cell office:value-type="float" office:value="0">
            <text:p>0</text:p>
          </table:table-cell>
          <table:table-cell office:value-type="float" office:value="1.44218722113958">
            <text:p>1,4421872211</text:p>
          </table:table-cell>
          <table:table-cell office:value-type="float" office:value="0.591522102420531">
            <text:p>0,5915221024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office:value-type="string">
            <text:p>/qinweb/Charts/Column3D.swf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.88253252366734">
            <text:p>2,8825325237</text:p>
          </table:table-cell>
          <table:table-cell office:value-type="float" office:value="0">
            <text:p>0</text:p>
          </table:table-cell>
          <table:table-cell office:value-type="float" office:value="0.739543775444928">
            <text:p>0,7395437754</text:p>
          </table:table-cell>
          <table:table-cell office:value-type="float" office:value="43.5016404005369">
            <text:p>43,5016404005</text:p>
          </table:table-cell>
          <table:table-cell office:value-type="float" office:value="60234">
            <text:p>60234</text:p>
          </table:table-cell>
        </table:table-row>
        <table:table-row table:style-name="ro2">
          <table:table-cell office:value-type="string">
            <text:p>/qinweb/alta_tp.html</text:p>
          </table:table-cell>
          <table:table-cell office:value-type="float" office:value="400">
            <text:p>4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office:value-type="float" office:value="4.21746295182305">
            <text:p>4,2174629518</text:p>
          </table:table-cell>
          <table:table-cell office:value-type="float" office:value="0">
            <text:p>0</text:p>
          </table:table-cell>
          <table:table-cell office:value-type="float" office:value="0.729885718143682">
            <text:p>0,7298857181</text:p>
          </table:table-cell>
          <table:table-cell office:value-type="float" office:value="1.06988131145866">
            <text:p>1,0698813115</text:p>
          </table:table-cell>
          <table:table-cell office:value-type="float" office:value="1501">
            <text:p>1501</text:p>
          </table:table-cell>
        </table:table-row>
        <table:table-row table:style-name="ro2">
          <table:table-cell office:value-type="string">
            <text:p>/qinweb/guardar_tp.html</text:p>
          </table:table-cell>
          <table:table-cell office:value-type="float" office:value="400">
            <text:p>400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364">
            <text:p>364</text:p>
          </table:table-cell>
          <table:table-cell office:value-type="float" office:value="33.1968763590793">
            <text:p>33,1968763591</text:p>
          </table:table-cell>
          <table:table-cell office:value-type="float" office:value="0">
            <text:p>0</text:p>
          </table:table-cell>
          <table:table-cell office:value-type="float" office:value="0.729231044094778">
            <text:p>0,7292310441</text:p>
          </table:table-cell>
          <table:table-cell office:value-type="float" office:value="1.10098220585099">
            <text:p>1,1009822059</text:p>
          </table:table-cell>
          <table:table-cell office:value-type="float" office:value="1546.02">
            <text:p>1546,02</text:p>
          </table:table-cell>
        </table:table-row>
        <table:table-row table:style-name="ro2">
          <table:table-cell office:value-type="string">
            <text:p>/qinweb/buscar_resoluciones.html</text:p>
          </table:table-cell>
          <table:table-cell office:value-type="float" office:value="600">
            <text:p>600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office:value-type="float" office:value="12.4191500872197">
            <text:p>12,4191500872</text:p>
          </table:table-cell>
          <table:table-cell office:value-type="float" office:value="0">
            <text:p>0</text:p>
          </table:table-cell>
          <table:table-cell office:value-type="float" office:value="1.43322257707752">
            <text:p>1,4332225771</text:p>
          </table:table-cell>
          <table:table-cell office:value-type="float" office:value="3.79549016734665">
            <text:p>3,7954901673</text:p>
          </table:table-cell>
          <table:table-cell office:value-type="float" office:value="2711.77833333333">
            <text:p>2711,7783333333</text:p>
          </table:table-cell>
        </table:table-row>
        <table:table-row table:style-name="ro2">
          <table:table-cell office:value-type="string">
            <text:p>/qinweb/evaluar_resolucion.html</text:p>
          </table:table-cell>
          <table:table-cell office:value-type="float" office:value="600">
            <text:p>600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13">
            <text:p>113</text:p>
          </table:table-cell>
          <table:table-cell office:value-type="float" office:value="9.86551569863431">
            <text:p>9,8655156986</text:p>
          </table:table-cell>
          <table:table-cell office:value-type="float" office:value="0">
            <text:p>0</text:p>
          </table:table-cell>
          <table:table-cell office:value-type="float" office:value="1.43648922034548">
            <text:p>1,4364892203</text:p>
          </table:table-cell>
          <table:table-cell office:value-type="float" office:value="1.46412480397908">
            <text:p>1,464124804</text:p>
          </table:table-cell>
          <table:table-cell office:value-type="float" office:value="1043.7">
            <text:p>1043,7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.html</text:p>
          </table:table-cell>
          <table:table-cell office:value-type="float" office:value="2800">
            <text:p>28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9">
            <text:p>109</text:p>
          </table:table-cell>
          <table:table-cell office:value-type="float" office:value="10.1562366232251">
            <text:p>10,1562366232</text:p>
          </table:table-cell>
          <table:table-cell office:value-type="float" office:value="0">
            <text:p>0</text:p>
          </table:table-cell>
          <table:table-cell office:value-type="float" office:value="5.10682381093079">
            <text:p>5,1068238109</text:p>
          </table:table-cell>
          <table:table-cell office:value-type="float" office:value="1.55634160365211">
            <text:p>1,5563416037</text:p>
          </table:table-cell>
          <table:table-cell office:value-type="float" office:value="312.071428571429">
            <text:p>312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18000">
            <text:p>1800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float" office:value="18.035377788453">
            <text:p>18,0353777885</text:p>
          </table:table-cell>
          <table:table-cell office:value-type="float" office:value="0">
            <text:p>0</text:p>
          </table:table-cell>
          <table:table-cell office:value-type="float" office:value="27.4289057999945">
            <text:p>27,4289058</text:p>
          </table:table-cell>
          <table:table-cell office:value-type="float" office:value="71.8476452022463">
            <text:p>71,8476452022</text:p>
          </table:table-cell>
          <table:table-cell office:value-type="float" office:value="2682.27938888889">
            <text:p>2682,279388888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27.4289057999945">
            <text:p>27,43</text:p>
          </table:table-cell>
          <table:table-cell table:style-name="ce2" table:formula="of:=[sincronizados.C2]" office:value-type="float" office:value="20">
            <text:p>20,00</text:p>
          </table:table-cell>
          <table:table-cell table:style-name="ce2" table:formula="of:=(SUM([parciales.C2:parciales.C100]))/(COUNTIF([parciales.A1:parciales.A100];&quot;&lt;&gt;0&quot;) - 1)" office:value-type="float" office:value="16.5625">
            <text:p>16,56</text:p>
          </table:table-cell>
          <table:table-cell table:style-name="ce2" table:formula="of:=[sincronizados.F2]" office:value-type="float" office:value="10.1562366232251">
            <text:p>10,16</text:p>
          </table:table-cell>
          <table:table-cell table:style-name="ce2" table:formula="of:=(SUM([parciales.F2:parciales.F100]))/(COUNTIF([parciales.A1:parciales.A100];&quot;&lt;&gt;0&quot;) - 1)" office:value-type="float" office:value="9.29979317015132">
            <text:p>9,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8T18:11:39</dc:date>
    <dc:creator>diego </dc:creator>
    <meta:editing-duration>PT3M34S</meta:editing-duration>
    <meta:editing-cycles>6</meta:editing-cycles>
    <meta:generator>LibreOffice/3.5$Linux_X86_64 LibreOffice_project/350m1$Build-2</meta:generator>
    <meta:document-statistic meta:table-count="5" meta:cell-count="220" meta:object-count="0"/>
  </office:meta>
</office:document-meta>
</file>